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ccff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 draw:shadow="visible"/>
    </style:style>
    <style:style style:name="gr4" style:family="graphic" style:parent-style-name="objectwithoutfill">
      <style:graphic-properties draw:marker-end="Arrow" draw:marker-end-width="0.3cm" draw:fill="none" draw:fill-color="#aecf00" draw:textarea-vertical-align="middle" draw:shadow="hidden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objectwithoutfill">
      <style:graphic-properties draw:marker-end="Arrow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1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9cm" fo:min-width="0cm"/>
    </style:style>
    <style:style style:name="gr11" style:family="graphic" style:parent-style-name="objectwithoutfill">
      <style:graphic-properties draw:stroke="dash" draw:stroke-dash="Ultrafine_20_Dashed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默认">
        <draw:custom-shape draw:style-name="gr1" draw:text-style-name="P1" draw:layer="layout" svg:width="17cm" svg:height="2.9cm" svg:x="1.8cm" svg:y="1.4cm">
          <text:p text:style-name="P1">编码后端详细导图------Deepin团队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5.3cm" svg:height="2.3cm" svg:x="5.4cm" svg:y="10.1cm">
          <text:p text:style-name="P1">C</text:p>
          <text:p text:style-name="P1">GPS定位测试</text:p>
          <text:p text:style-name="P1">位置信息保存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5.2cm" svg:height="2.3cm" svg:x="5.4cm" svg:y="19.3cm">
          <text:p text:style-name="P1">D</text:p>
          <text:p text:style-name="P1">地图调用显示</text:p>
          <text:p text:style-name="P1">位置信息显示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1.9cm" svg:height="11cm" svg:x="1.3cm" svg:y="10.2cm">
          <text:p text:style-name="P1">编</text:p>
          <text:p text:style-name="P1">码</text:p>
          <text:p text:style-name="P1">后</text:p>
          <text:p text:style-name="P1">端</text:p>
          <draw:enhanced-geometry svg:viewBox="0 0 21600 21600" draw:type="rectangle" draw:enhanced-path="M 0 0 L 21600 0 21600 21600 0 21600 0 0 Z N"/>
        </draw:custom-shape>
        <draw:line draw:style-name="gr4" draw:text-style-name="P1" draw:layer="layout" svg:x1="7.9cm" svg:y1="12.4cm" svg:x2="8cm" svg:y2="19.4cm">
          <text:p/>
        </draw:line>
        <draw:line draw:style-name="gr5" draw:text-style-name="P1" draw:layer="layout" svg:x1="3.2cm" svg:y1="11.2cm" svg:x2="5.6cm" svg:y2="11.2cm">
          <text:p/>
        </draw:line>
        <draw:line draw:style-name="gr5" draw:text-style-name="P1" draw:layer="layout" svg:x1="3.2cm" svg:y1="20.4cm" svg:x2="5.4cm" svg:y2="20.4cm">
          <text:p/>
        </draw:line>
        <draw:custom-shape draw:style-name="gr6" draw:text-style-name="P1" xml:id="id2" draw:id="id2" draw:layer="layout" svg:width="5.2cm" svg:height="2.4cm" svg:x="12.9cm" svg:y="6.4cm">
          <text:p text:style-name="P1">C1</text:p>
          <text:p text:style-name="P1">距离计算</text:p>
          <text:p text:style-name="P1">附近的人</text:p>
          <draw:enhanced-geometry svg:viewBox="0 0 21600 21600" draw:type="rectangle" draw:enhanced-path="M 0 0 L 21600 0 21600 21600 0 21600 0 0 Z N"/>
        </draw:custom-shape>
        <draw:frame draw:style-name="gr7" draw:layer="layout" svg:width="3.346cm" svg:height="1.009cm" svg:x="6.2cm" svg:y="12.9cm">
          <draw:text-box>
            <text:p>定位 <text:s text:c="2"/>API</text:p>
          </draw:text-box>
        </draw:frame>
        <draw:frame draw:style-name="gr7" draw:layer="layout" svg:width="3.346cm" svg:height="1.009cm" svg:x="6.2cm" svg:y="17.891cm">
          <draw:text-box>
            <text:p>地图 <text:s text:c="2"/>API</text:p>
          </draw:text-box>
        </draw:frame>
        <draw:connector draw:style-name="gr8" draw:text-style-name="P1" draw:layer="layout" svg:x1="10.7cm" svg:y1="11.25cm" svg:x2="12.9cm" svg:y2="7.6cm" draw:start-shape="id1" draw:start-glue-point="1" draw:end-shape="id2" draw:end-glue-point="3" svg:d="m10700 11250h1100v-3650h1100" svg:viewBox="0 0 2201 3651">
          <text:p/>
        </draw:connector>
        <draw:frame draw:style-name="gr9" draw:layer="layout" svg:width="3.049cm" svg:height="1.061cm" svg:x="13.9cm" svg:y="5.239cm">
          <draw:text-box>
            <text:p>搜索 API</text:p>
          </draw:text-box>
        </draw:frame>
        <draw:custom-shape draw:style-name="gr6" draw:text-style-name="P1" xml:id="id5" draw:id="id5" draw:layer="layout" svg:width="5.2cm" svg:height="1.5cm" svg:x="12.9cm" svg:y="16.4cm">
          <text:p text:style-name="P1">C1</text:p>
          <text:p text:style-name="P1">文字介绍信息展示</text:p>
          <draw:enhanced-geometry svg:viewBox="0 0 21600 21600" draw:type="rectangle" draw:enhanced-path="M 0 0 L 21600 0 21600 21600 0 21600 0 0 Z N"/>
        </draw:custom-shape>
        <draw:custom-shape draw:style-name="gr6" draw:text-style-name="P1" xml:id="id4" draw:id="id4" draw:layer="layout" svg:width="5.2cm" svg:height="1.5cm" svg:x="13.003cm" svg:y="19.756cm">
          <text:p text:style-name="P1">C2</text:p>
          <text:p text:style-name="P1">图片介绍展示</text:p>
          <draw:enhanced-geometry svg:viewBox="0 0 21600 21600" draw:type="rectangle" draw:enhanced-path="M 0 0 L 21600 0 21600 21600 0 21600 0 0 Z N"/>
        </draw:custom-shape>
        <draw:custom-shape draw:style-name="gr6" draw:text-style-name="P1" xml:id="id6" draw:id="id6" draw:layer="layout" svg:width="5.4cm" svg:height="2.5cm" svg:x="12.9cm" svg:y="22.5cm">
          <text:p text:style-name="P1">C3</text:p>
          <text:p text:style-name="P1">GPS路线绘制</text:p>
          <text:p text:style-name="P1">路线动画回放</text:p>
          <draw:enhanced-geometry svg:viewBox="0 0 21600 21600" draw:type="rectangle" draw:enhanced-path="M 0 0 L 21600 0 21600 21600 0 21600 0 0 Z N"/>
        </draw:custom-shape>
        <draw:frame draw:style-name="gr7" draw:layer="layout" svg:width="4.524cm" svg:height="1.009cm" svg:x="13.124cm" svg:y="15.448cm">
          <draw:text-box>
            <text:p>Place API v2.0</text:p>
          </draw:text-box>
        </draw:frame>
        <draw:frame draw:style-name="gr7" draw:layer="layout" svg:width="3.638cm" svg:height="1.009cm" svg:x="13.703cm" svg:y="18.856cm">
          <draw:text-box>
            <text:p>LBS云检索</text:p>
          </draw:text-box>
        </draw:frame>
        <draw:frame draw:style-name="gr7" draw:layer="layout" svg:width="3.677cm" svg:height="1.009cm" svg:x="13.4cm" svg:y="21.691cm">
          <draw:text-box>
            <text:p>自定义绘制</text:p>
          </draw:text-box>
        </draw:frame>
        <draw:frame draw:style-name="gr10" draw:layer="layout" svg:width="5.959cm" svg:height="1.767cm" svg:x="12.841cm" svg:y="24.8cm">
          <draw:text-box>
            <text:p>JavaScript API v1.5</text:p>
            <text:p>Flash API</text:p>
          </draw:text-box>
        </draw:frame>
        <draw:connector draw:style-name="gr8" draw:text-style-name="P1" draw:layer="layout" svg:x1="10.6cm" svg:y1="20.45cm" svg:x2="13.003cm" svg:y2="20.506cm" draw:start-shape="id3" draw:start-glue-point="1" draw:end-shape="id4" draw:end-glue-point="3" svg:d="m10600 20450h1202v56h1201" svg:viewBox="0 0 2404 57">
          <text:p/>
        </draw:connector>
        <draw:connector draw:style-name="gr8" draw:text-style-name="P1" draw:layer="layout" svg:x1="10.6cm" svg:y1="20.45cm" svg:x2="12.9cm" svg:y2="17.15cm" draw:start-shape="id3" draw:start-glue-point="1" draw:end-shape="id5" draw:end-glue-point="3" svg:d="m10600 20450h1150v-3300h1150" svg:viewBox="0 0 2301 3301">
          <text:p/>
        </draw:connector>
        <draw:connector draw:style-name="gr8" draw:text-style-name="P1" draw:layer="layout" svg:x1="10.6cm" svg:y1="20.45cm" svg:x2="12.9cm" svg:y2="23.75cm" draw:start-shape="id3" draw:start-glue-point="1" draw:end-shape="id6" draw:end-glue-point="3" svg:d="m10600 20450h1150v3300h1150" svg:viewBox="0 0 2301 3301">
          <text:p/>
        </draw:connector>
        <draw:custom-shape draw:style-name="gr6" draw:text-style-name="P1" xml:id="id7" draw:id="id7" draw:layer="layout" svg:width="5.2cm" svg:height="2.5cm" svg:x="12.9cm" svg:y="9.5cm">
          <text:p text:style-name="P1">C2</text:p>
          <text:p text:style-name="P1">同出发地存储</text:p>
          <text:p text:style-name="P1">同目的地存储</text:p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5.2cm" svg:height="2.5cm" svg:x="12.9cm" svg:y="12.5cm">
          <text:p text:style-name="P1">C3</text:p>
          <text:p text:style-name="P1">结伴旅行</text:p>
          <text:p text:style-name="P1">牵手回家</text:p>
          <draw:enhanced-geometry svg:viewBox="0 0 21600 21600" draw:type="rectangle" draw:enhanced-path="M 0 0 L 21600 0 21600 21600 0 21600 0 0 Z N"/>
        </draw:custom-shape>
        <draw:connector draw:style-name="gr8" draw:text-style-name="P1" draw:layer="layout" svg:x1="15.5cm" svg:y1="8.8cm" svg:x2="15.5cm" svg:y2="9.5cm" draw:start-shape="id2" draw:start-glue-point="2" draw:end-shape="id7" draw:end-glue-point="0" svg:d="m15500 8800v700" svg:viewBox="0 0 1 701">
          <text:p/>
        </draw:connector>
        <draw:line draw:style-name="gr8" draw:text-style-name="P1" draw:layer="layout" svg:x1="15.5cm" svg:y1="12cm" svg:x2="15.5cm" svg:y2="12.8cm">
          <text:p/>
        </draw:line>
        <draw:line draw:style-name="gr11" draw:text-style-name="P1" draw:layer="layout" svg:x1="3.5cm" svg:y1="15.5cm" svg:x2="20cm" svg:y2="15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AR PL UMing CN'" style:font-family-generic="roman" style:font-pitch="variable" fo:font-size="24pt" fo:language="en" fo:country="US" style:font-family-asian="'XHei Ubuntu'" style:font-family-generic-asian="system" style:font-pitch-asian="variable" style:font-size-asian="24pt" style:language-asian="zh" style:country-asian="CN" style:font-family-complex="'XHei Ubuntu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XHei Ubuntu'" style:font-family-generic="roman" style:font-pitch="variable" fo:font-size="18pt" fo:font-style="normal" fo:text-shadow="none" style:text-underline-style="none" fo:font-weight="normal" style:letter-kerning="true" style:font-family-asian="'XHei Ubuntu'" style:font-family-generic-asian="system" style:font-pitch-asian="variable" style:font-size-asian="18pt" style:font-style-asian="normal" style:font-weight-asian="normal" style:font-family-complex="'XHei Ubuntu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XHei Ubuntu'" style:font-family-generic="roman" style:font-pitch="variable" fo:font-size="18pt" style:letter-kerning="true" style:font-family-asian="'XHei Ubuntu'" style:font-family-generic-asian="system" style:font-pitch-asian="variable" style:font-size-asian="18pt" style:font-family-complex="'XHei Ubuntu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默认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cl </meta:initial-creator>
    <meta:creation-date>2013-07-18T13:39:50</meta:creation-date>
    <dc:date>2013-07-18T14:48:39</dc:date>
    <dc:creator>ycl </dc:creator>
    <meta:editing-duration>PT38M42S</meta:editing-duration>
    <meta:editing-cycles>18</meta:editing-cycles>
    <meta:generator>LibreOffice/4.0.2.2$Linux_X86_64 LibreOffice_project/400m0$Build-2</meta:generator>
    <meta:document-statistic meta:object-count="27"/>
  </office:meta>
</office:document-meta>
</file>